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1" style:family="text">
      <style:text-properties style:font-name="Helvetica" fo:font-size="10pt"/>
    </style:style>
    <style:style style:name="T2" style:family="text">
      <style:text-properties style:font-name="Helvetica" fo:font-size="10pt" fo:font-weight="bold"/>
    </style:style>
    <style:style style:name="T3" style:family="text">
      <style:text-properties style:font-name="Helvetica" fo:font-size="10pt" style:text-blinking="true"/>
    </style:style>
    <style:style style:name="T4" style:family="text">
      <style:text-properties style:font-name="Helvetica" fo:font-size="10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NEW!</text:span><text:span text:style-name="T1"> Posted by </text:span><text:a xlink:type="simple" xlink:href="http://learn.flvs.net/educator/student/profile.cgi?aross1*clockley*mpos=6&amp;spos=0&amp;slt=F3opWUd2qOWEY*4102*clockley" office:target-frame-name="player" xlink:show="replace" text:style-name="Internet_20_link" text:visited-style-name="Visited_20_Internet_20_Link"><text:span text:style-name="T3">Christian Lockley</text:span></text:a><text:span text:style-name="T1"> Sun May 31 13:07:58 2015.<text:line-break/></text:span><text:span text:style-name="T4">Message:</text:span><text:span text:style-name="T1"> While I generally agree that the government should able to monitor persons suspected of planing acts of terror, it has recently come to the public's attention that some activities authorized under the PATRIOT Act may have overstepped the bounds of the law. Due to the technical limitations and political realities, surveillance programs can easily get out of control. However Eve should use the resources available to her under the PATRIOT Act to monitor the communications between Bob and Alice with the goal the breaking the encryption scheme. <text:line-break/>A job as a cryptanalysis would probably the best fit for Eve as she will be able the study and exploit the cryptosystems that Alice and Bob are us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3:09:53.962895413</meta:creation-date>
    <dc:date>2015-05-31T13:25:28.390626757</dc:date>
    <meta:editing-duration>PT24S</meta:editing-duration>
    <meta:editing-cycles>1</meta:editing-cycles>
    <meta:document-statistic meta:table-count="0" meta:image-count="0" meta:object-count="0" meta:page-count="1" meta:paragraph-count="1" meta:word-count="127" meta:character-count="766" meta:non-whitespace-character-count="638"/>
    <meta:generator>LibreOffice/4.3.6.2$Linux_X86_64 LibreOffice_project/430$Build-2</meta:generator>
  </office:meta>
</office:document-meta>
</file>